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GB"/>
    </style:style>
    <style:style style:name="P5" style:parent-style-name="Normal" style:family="paragraph">
      <style:text-properties fo:language="en" fo:country="GB"/>
    </style:style>
    <style:style style:name="P6" style:parent-style-name="Normal" style:family="paragraph">
      <style:text-properties fo:language="nl" fo:country="NL"/>
    </style:style>
    <style:style style:name="P7" style:parent-style-name="Normal" style:family="paragraph">
      <style:text-properties fo:language="nl" fo:country="NL"/>
    </style:style>
    <style:style style:name="P8" style:parent-style-name="Normal" style:family="paragraph">
      <style:text-properties fo:language="nl" fo:country="NL"/>
    </style:style>
    <style:style style:name="P9" style:parent-style-name="Normal" style:family="paragraph">
      <style:text-properties fo:language="nl" fo:country="NL"/>
    </style:style>
    <style:style style:name="P10" style:parent-style-name="Normal" style:family="paragraph">
      <style:text-properties fo:language="nl" fo:country="NL"/>
    </style:style>
    <style:style style:name="P11" style:parent-style-name="Normal" style:family="paragraph">
      <style:text-properties fo:language="nl" fo:country="NL"/>
    </style:style>
    <style:style style:name="P12" style:parent-style-name="Normal" style:family="paragraph">
      <style:text-properties fo:language="nl" fo:country="NL"/>
    </style:style>
    <style:style style:name="P13" style:parent-style-name="Normal" style:family="paragraph">
      <style:text-properties fo:language="nl" fo:country="NL"/>
    </style:style>
    <style:style style:name="P14" style:parent-style-name="Normal" style:family="paragraph">
      <style:text-properties fo:language="nl" fo:country="NL"/>
    </style:style>
    <style:style style:name="P15" style:parent-style-name="Normal" style:family="paragraph">
      <style:text-properties fo:language="nl" fo:country="NL"/>
    </style:style>
    <style:style style:name="P16" style:parent-style-name="Normal" style:family="paragraph">
      <style:text-properties fo:language="nl" fo:country="NL"/>
    </style:style>
    <style:style style:name="P17" style:parent-style-name="Normal" style:family="paragraph">
      <style:text-properties fo:language="nl" fo:country="NL"/>
    </style:style>
    <style:style style:name="P18" style:parent-style-name="Normal" style:family="paragraph">
      <style:text-properties fo:language="nl" fo:country="NL"/>
    </style:style>
    <style:style style:name="P19" style:parent-style-name="Title" style:family="paragraph">
      <style:text-properties fo:language="nl" fo:country="NL"/>
    </style:style>
    <style:style style:name="P20" style:parent-style-name="Normal" style:family="paragraph">
      <style:text-properties fo:language="nl" fo:country="NL"/>
    </style:style>
    <style:style style:name="P21" style:parent-style-name="Normal" style:family="paragraph">
      <style:text-properties fo:language="nl" fo:country="NL"/>
    </style:style>
    <style:style style:name="P22" style:parent-style-name="Normal" style:family="paragraph">
      <style:text-properties fo:language="nl" fo:country="NL"/>
    </style:style>
    <style:style style:name="T23" style:parent-style-name="DefaultParagraphFont" style:family="text">
      <style:text-properties fo:language="nl" fo:country="NL"/>
    </style:style>
    <style:style style:name="T24" style:parent-style-name="DefaultParagraphFont" style:family="text">
      <style:text-properties fo:language="nl" fo:country="NL"/>
    </style:style>
  </office:automatic-styles>
  <office:body>
    <office:text text:use-soft-page-breaks="true">
      <text:p text:style-name="P1">Channels</text:p>
      <text:p text:style-name="P2"/>
      <text:p text:style-name="P3">AWARENESS:</text:p>
      <text:p text:style-name="P4">Mond tot mond reclame en google ads.</text:p>
      <text:p text:style-name="P5"/>
      <text:p text:style-name="P6">EVALUATION:</text:p>
      <text:p text:style-name="P7">Ik evalueer via mijn contact page waar mensen mijn email en telefoon nummer kunnen vinden</text:p>
      <text:p text:style-name="P8"/>
      <text:p text:style-name="P9">PURCHASE:</text:p>
      <text:p text:style-name="P10">Mensen kunnen mij inhuren door een afpraak met mij te maken<text:s/>voor een mond tot mond gesprek over de voorwaarden.</text:p>
      <text:p text:style-name="P11"/>
      <text:p text:style-name="P12">DELIVERY:</text:p>
      <text:p text:style-name="P13">Ik heb geen fysiek product ik handel in diensten.</text:p>
      <text:p text:style-name="P14"/>
      <text:p text:style-name="P15">AFTER SALES:</text:p>
      <text:p text:style-name="P16">Als iemand mijn site koopt dan vraag ik of ze willen dat ik hun site host</text:p>
      <text:p text:style-name="P17"/>
      <text:p text:style-name="P18"/>
      <text:p text:style-name="P19">Customer relationships</text:p>
      <text:p text:style-name="P20"/>
      <text:p text:style-name="P21">De klant kan contact met mij opnemen via email en/of telefoon (beide staan op de contact pagina van mijn site).</text:p>
      <text:p text:style-name="P22">Ik ben altijd<text:s/>bereikbaar<text:s/>voor de klant waar ik op dat moment voor werk.</text:p>
      <text:p text:style-name="Normal"><text:span text:style-name="T23">Ik sta altijd open voor input van de klant over de site en nieuwe onderdelen waar de klant over heeft gedacht (wanneer deze ideeën worden toegepast worden de uren uitenraard bij de prijs toegevoegd)</text:span><text:span text:style-name="T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hijs Jurriaans</meta:initial-creator>
    <dc:creator>Matthijs Jurriaans</dc:creator>
    <meta:creation-date>2022-05-22T21:11:00Z</meta:creation-date>
    <dc:date>2022-06-14T10:30:00Z</dc:date>
    <meta:template xlink:href="Normal" xlink:type="simple"/>
    <meta:editing-cycles>4</meta:editing-cycles>
    <meta:editing-duration>PT1080S</meta:editing-duration>
    <meta:document-statistic meta:page-count="1" meta:paragraph-count="1" meta:word-count="125" meta:character-count="842" meta:row-count="5" meta:non-whitespace-character-count="718"/>
  </office:meta>
</office:document-meta>
</file>